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2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ahoma"/>
    </style:style>
    <style:style style:name="ce3" style:family="table-cell" style:parent-style-name="Default">
      <style:text-properties style:font-name="Tahoma"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19" table:default-cell-style-name="ce2"/>
        <table:table-column table:style-name="co3" table:number-columns-repeated="1004" table:default-cell-style-name="ce2"/>
        <table:table-row table:style-name="ro1">
          <table:table-cell table:style-name="ce1" office:value-type="string" table:number-columns-spanned="22" table:number-rows-spanned="1">
            <text:p>Benchmark [E]ntity</text:p>
          </table:table-cell>
          <table:covered-table-cell table:style-name="ce1"/>
          <table:covered-table-cell table:number-columns-repeated="20" table:style-name="ce5"/>
          <table:table-cell table:number-columns-repeated="1002"/>
        </table:table-row>
        <table:table-row table:style-name="ro2">
          <table:table-cell/>
          <table:table-cell table:style-name="ce4" office:value-type="string">
            <text:p>#1</text:p>
          </table:table-cell>
          <table:table-cell table:style-name="ce4" office:value-type="string">
            <text:p>#2</text:p>
          </table:table-cell>
          <table:table-cell table:style-name="ce4" office:value-type="string">
            <text:p>#3</text:p>
          </table:table-cell>
          <table:table-cell table:style-name="ce4" office:value-type="string">
            <text:p>#4</text:p>
          </table:table-cell>
          <table:table-cell table:style-name="ce4" office:value-type="string">
            <text:p>#5</text:p>
          </table:table-cell>
          <table:table-cell table:style-name="ce4" office:value-type="string">
            <text:p>#6</text:p>
          </table:table-cell>
          <table:table-cell table:style-name="ce4" office:value-type="string">
            <text:p>#7</text:p>
          </table:table-cell>
          <table:table-cell table:style-name="ce4" office:value-type="string">
            <text:p>#8</text:p>
          </table:table-cell>
          <table:table-cell table:style-name="ce4" office:value-type="string">
            <text:p>#9</text:p>
          </table:table-cell>
          <table:table-cell table:style-name="ce4" office:value-type="string">
            <text:p>#10</text:p>
          </table:table-cell>
          <table:table-cell table:style-name="ce4" office:value-type="string">
            <text:p>#11</text:p>
          </table:table-cell>
          <table:table-cell table:style-name="ce4" office:value-type="string">
            <text:p>#12</text:p>
          </table:table-cell>
          <table:table-cell table:style-name="ce4" office:value-type="string">
            <text:p>#13</text:p>
          </table:table-cell>
          <table:table-cell table:style-name="ce4" office:value-type="string">
            <text:p>#14</text:p>
          </table:table-cell>
          <table:table-cell table:style-name="ce4" office:value-type="string">
            <text:p>#15</text:p>
          </table:table-cell>
          <table:table-cell table:style-name="ce4" office:value-type="string">
            <text:p>#16</text:p>
          </table:table-cell>
          <table:table-cell table:style-name="ce4" office:value-type="string">
            <text:p>#17</text:p>
          </table:table-cell>
          <table:table-cell table:style-name="ce4" office:value-type="string">
            <text:p>#18</text:p>
          </table:table-cell>
          <table:table-cell table:style-name="ce4" office:value-type="string">
            <text:p>#19</text:p>
          </table:table-cell>
          <table:table-cell table:style-name="ce4" office:value-type="string">
            <text:p>#20</text:p>
          </table:table-cell>
          <table:table-cell table:style-name="ce4" office:value-type="string">
            <text:p>Avg.</text:p>
          </table:table-cell>
          <table:table-cell table:number-columns-repeated="1002"/>
        </table:table-row>
        <table:table-row table:style-name="ro2">
          <table:table-cell/>
          <table:table-cell table:style-name="ce4" office:value-type="string" table:number-columns-spanned="20" table:number-rows-spanned="1">
            <text:p>INSERT ENTITIES</text:p>
          </table:table-cell>
          <table:covered-table-cell table:number-columns-repeated="19" table:style-name="ce5"/>
          <table:table-cell table:style-name="ce5"/>
          <table:table-cell table:number-columns-repeated="1002"/>
        </table:table-row>
        <table:table-row table:style-name="ro3">
          <table:table-cell table:style-name="ce3" office:value-type="string">
            <text:p>Elapsed time (seconds)</text:p>
          </table:table-cell>
          <table:table-cell table:style-name="ce5" office:value-type="float" office:value="0.051034">
            <text:p>0,051034</text:p>
          </table:table-cell>
          <table:table-cell table:style-name="ce5" office:value-type="float" office:value="0.048032">
            <text:p>0,048032</text:p>
          </table:table-cell>
          <table:table-cell table:style-name="ce5" office:value-type="float" office:value="0.047033">
            <text:p>0,047033</text:p>
          </table:table-cell>
          <table:table-cell table:style-name="ce5" office:value-type="float" office:value="0.050033">
            <text:p>0,050033</text:p>
          </table:table-cell>
          <table:table-cell table:style-name="ce5" office:value-type="float" office:value="0.050032">
            <text:p>0,050032</text:p>
          </table:table-cell>
          <table:table-cell table:style-name="ce5" office:value-type="float" office:value="0.050033">
            <text:p>0,050033</text:p>
          </table:table-cell>
          <table:table-cell table:number-columns-repeated="2" table:style-name="ce5" office:value-type="float" office:value="0.046031">
            <text:p>0,046031</text:p>
          </table:table-cell>
          <table:table-cell table:style-name="ce5" office:value-type="float" office:value="0.048025">
            <text:p>0,048025</text:p>
          </table:table-cell>
          <table:table-cell table:style-name="ce5" office:value-type="float" office:value="0.053035">
            <text:p>0,053035</text:p>
          </table:table-cell>
          <table:table-cell table:style-name="ce5" office:value-type="float" office:value="0.054037">
            <text:p>0,054037</text:p>
          </table:table-cell>
          <table:table-cell table:style-name="ce5" office:value-type="float" office:value="0.053035">
            <text:p>0,053035</text:p>
          </table:table-cell>
          <table:table-cell table:style-name="ce5" office:value-type="float" office:value="0.048031">
            <text:p>0,048031</text:p>
          </table:table-cell>
          <table:table-cell table:style-name="ce5" office:value-type="float" office:value="0.049034">
            <text:p>0,049034</text:p>
          </table:table-cell>
          <table:table-cell table:style-name="ce5" office:value-type="float" office:value="0.056036">
            <text:p>0,056036</text:p>
          </table:table-cell>
          <table:table-cell table:style-name="ce5" office:value-type="float" office:value="0.04603">
            <text:p>0,04603</text:p>
          </table:table-cell>
          <table:table-cell table:style-name="ce5" office:value-type="float" office:value="0.047031">
            <text:p>0,047031</text:p>
          </table:table-cell>
          <table:table-cell table:style-name="ce5" office:value-type="float" office:value="0.048032">
            <text:p>0,048032</text:p>
          </table:table-cell>
          <table:table-cell table:style-name="ce5" office:value-type="float" office:value="0.04703">
            <text:p>0,04703</text:p>
          </table:table-cell>
          <table:table-cell table:style-name="ce5" office:value-type="float" office:value="0.055037">
            <text:p>0,055037</text:p>
          </table:table-cell>
          <table:table-cell table:style-name="ce5" table:formula="of:=AVERAGE([.B4:.U4])" office:value-type="float" office:value="0.0496326">
            <text:p>0,0496326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Value</text:p>
          </table:table-cell>
          <table:table-cell table:style-name="ce5" table:formula="of:=[.B4]*1000" office:value-type="float" office:value="51.034">
            <text:p>51,034</text:p>
          </table:table-cell>
          <table:table-cell table:style-name="ce5" table:formula="of:=[.C4]*1000" office:value-type="float" office:value="48.032">
            <text:p>48,032</text:p>
          </table:table-cell>
          <table:table-cell table:style-name="ce5" table:formula="of:=[.D4]*1000" office:value-type="float" office:value="47.033">
            <text:p>47,033</text:p>
          </table:table-cell>
          <table:table-cell table:style-name="ce5" table:formula="of:=[.E4]*1000" office:value-type="float" office:value="50.033">
            <text:p>50,033</text:p>
          </table:table-cell>
          <table:table-cell table:style-name="ce5" table:formula="of:=[.F4]*1000" office:value-type="float" office:value="50.032">
            <text:p>50,032</text:p>
          </table:table-cell>
          <table:table-cell table:style-name="ce5" table:formula="of:=[.G4]*1000" office:value-type="float" office:value="50.033">
            <text:p>50,033</text:p>
          </table:table-cell>
          <table:table-cell table:style-name="ce5" table:formula="of:=[.H4]*1000" office:value-type="float" office:value="46.031">
            <text:p>46,031</text:p>
          </table:table-cell>
          <table:table-cell table:style-name="ce5" table:formula="of:=[.I4]*1000" office:value-type="float" office:value="46.031">
            <text:p>46,031</text:p>
          </table:table-cell>
          <table:table-cell table:style-name="ce5" table:formula="of:=[.J4]*1000" office:value-type="float" office:value="48.025">
            <text:p>48,025</text:p>
          </table:table-cell>
          <table:table-cell table:style-name="ce5" table:formula="of:=[.K4]*1000" office:value-type="float" office:value="53.035">
            <text:p>53,035</text:p>
          </table:table-cell>
          <table:table-cell table:style-name="ce5" table:formula="of:=[.L4]*1000" office:value-type="float" office:value="54.037">
            <text:p>54,037</text:p>
          </table:table-cell>
          <table:table-cell table:style-name="ce5" table:formula="of:=[.M4]*1000" office:value-type="float" office:value="53.035">
            <text:p>53,035</text:p>
          </table:table-cell>
          <table:table-cell table:style-name="ce5" table:formula="of:=[.N4]*1000" office:value-type="float" office:value="48.031">
            <text:p>48,031</text:p>
          </table:table-cell>
          <table:table-cell table:style-name="ce5" table:formula="of:=[.O4]*1000" office:value-type="float" office:value="49.034">
            <text:p>49,034</text:p>
          </table:table-cell>
          <table:table-cell table:style-name="ce5" table:formula="of:=[.P4]*1000" office:value-type="float" office:value="56.036">
            <text:p>56,036</text:p>
          </table:table-cell>
          <table:table-cell table:style-name="ce5" table:formula="of:=[.Q4]*1000" office:value-type="float" office:value="46.03">
            <text:p>46,03</text:p>
          </table:table-cell>
          <table:table-cell table:style-name="ce5" table:formula="of:=[.R4]*1000" office:value-type="float" office:value="47.031">
            <text:p>47,031</text:p>
          </table:table-cell>
          <table:table-cell table:style-name="ce5" table:formula="of:=[.S4]*1000" office:value-type="float" office:value="48.032">
            <text:p>48,032</text:p>
          </table:table-cell>
          <table:table-cell table:style-name="ce5" table:formula="of:=[.T4]*1000" office:value-type="float" office:value="47.03">
            <text:p>47,03</text:p>
          </table:table-cell>
          <table:table-cell table:style-name="ce5" table:formula="of:=[.U4]*1000" office:value-type="float" office:value="55.037">
            <text:p>55,037</text:p>
          </table:table-cell>
          <table:table-cell table:style-name="ce5" table:formula="of:=AVERAGE([.B5:.U5])" office:value-type="float" office:value="49.6326">
            <text:p>49,6326</text:p>
          </table:table-cell>
          <table:table-cell table:number-columns-repeated="1002"/>
        </table:table-row>
        <table:table-row table:style-name="ro2">
          <table:table-cell/>
          <table:table-cell table:style-name="ce4" office:value-type="string" table:number-columns-spanned="20" table:number-rows-spanned="1">
            <text:p>REMOVE ENTITIES</text:p>
          </table:table-cell>
          <table:covered-table-cell table:number-columns-repeated="19" table:style-name="ce5"/>
          <table:table-cell table:style-name="ce5"/>
          <table:table-cell table:number-columns-repeated="1002"/>
        </table:table-row>
        <table:table-row table:style-name="ro3">
          <table:table-cell table:style-name="ce3" office:value-type="string">
            <text:p>Elapsed time (seconds)</text:p>
          </table:table-cell>
          <table:table-cell table:style-name="ce5" office:value-type="float" office:value="0.011008">
            <text:p>0,011008</text:p>
          </table:table-cell>
          <table:table-cell table:style-name="ce5" office:value-type="float" office:value="0.012009">
            <text:p>0,012009</text:p>
          </table:table-cell>
          <table:table-cell table:style-name="ce5" office:value-type="float" office:value="0.012008">
            <text:p>0,012008</text:p>
          </table:table-cell>
          <table:table-cell table:number-columns-repeated="3" table:style-name="ce5" office:value-type="float" office:value="0.011007">
            <text:p>0,011007</text:p>
          </table:table-cell>
          <table:table-cell table:style-name="ce5" office:value-type="float" office:value="0.011008">
            <text:p>0,011008</text:p>
          </table:table-cell>
          <table:table-cell table:style-name="ce5" office:value-type="float" office:value="0.011003">
            <text:p>0,011003</text:p>
          </table:table-cell>
          <table:table-cell table:style-name="ce5" office:value-type="float" office:value="0.011008">
            <text:p>0,011008</text:p>
          </table:table-cell>
          <table:table-cell table:style-name="ce5" office:value-type="float" office:value="0.01401">
            <text:p>0,01401</text:p>
          </table:table-cell>
          <table:table-cell table:style-name="ce5" office:value-type="float" office:value="0.011007">
            <text:p>0,011007</text:p>
          </table:table-cell>
          <table:table-cell table:style-name="ce5" office:value-type="float" office:value="0.015009">
            <text:p>0,015009</text:p>
          </table:table-cell>
          <table:table-cell table:style-name="ce5" office:value-type="float" office:value="0.014009">
            <text:p>0,014009</text:p>
          </table:table-cell>
          <table:table-cell table:style-name="ce5" office:value-type="float" office:value="0.013011">
            <text:p>0,013011</text:p>
          </table:table-cell>
          <table:table-cell table:style-name="ce5" office:value-type="float" office:value="0.011009">
            <text:p>0,011009</text:p>
          </table:table-cell>
          <table:table-cell table:style-name="ce5" office:value-type="float" office:value="0.012007">
            <text:p>0,012007</text:p>
          </table:table-cell>
          <table:table-cell table:style-name="ce5" office:value-type="float" office:value="0.012008">
            <text:p>0,012008</text:p>
          </table:table-cell>
          <table:table-cell table:style-name="ce5" office:value-type="float" office:value="0.013008">
            <text:p>0,013008</text:p>
          </table:table-cell>
          <table:table-cell table:style-name="ce5" office:value-type="float" office:value="0.012007">
            <text:p>0,012007</text:p>
          </table:table-cell>
          <table:table-cell table:style-name="ce5" office:value-type="float" office:value="0.01601">
            <text:p>0,01601</text:p>
          </table:table-cell>
          <table:table-cell table:style-name="ce5" table:formula="of:=AVERAGE([.B7:.U7])" office:value-type="float" office:value="0.012208">
            <text:p>0,012208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Value</text:p>
          </table:table-cell>
          <table:table-cell table:style-name="ce5" table:formula="of:=[.B7]*1000" office:value-type="float" office:value="11.008">
            <text:p>11,008</text:p>
          </table:table-cell>
          <table:table-cell table:style-name="ce5" table:formula="of:=[.C7]*1000" office:value-type="float" office:value="12.009">
            <text:p>12,009</text:p>
          </table:table-cell>
          <table:table-cell table:style-name="ce5" table:formula="of:=[.D7]*1000" office:value-type="float" office:value="12.008">
            <text:p>12,008</text:p>
          </table:table-cell>
          <table:table-cell table:style-name="ce5" table:formula="of:=[.E7]*1000" office:value-type="float" office:value="11.007">
            <text:p>11,007</text:p>
          </table:table-cell>
          <table:table-cell table:style-name="ce5" table:formula="of:=[.F7]*1000" office:value-type="float" office:value="11.007">
            <text:p>11,007</text:p>
          </table:table-cell>
          <table:table-cell table:style-name="ce5" table:formula="of:=[.G7]*1000" office:value-type="float" office:value="11.007">
            <text:p>11,007</text:p>
          </table:table-cell>
          <table:table-cell table:style-name="ce5" table:formula="of:=[.H7]*1000" office:value-type="float" office:value="11.008">
            <text:p>11,008</text:p>
          </table:table-cell>
          <table:table-cell table:style-name="ce5" table:formula="of:=[.I7]*1000" office:value-type="float" office:value="11.003">
            <text:p>11,003</text:p>
          </table:table-cell>
          <table:table-cell table:style-name="ce5" table:formula="of:=[.J7]*1000" office:value-type="float" office:value="11.008">
            <text:p>11,008</text:p>
          </table:table-cell>
          <table:table-cell table:style-name="ce5" table:formula="of:=[.K7]*1000" office:value-type="float" office:value="14.01">
            <text:p>14,01</text:p>
          </table:table-cell>
          <table:table-cell table:style-name="ce5" table:formula="of:=[.L7]*1000" office:value-type="float" office:value="11.007">
            <text:p>11,007</text:p>
          </table:table-cell>
          <table:table-cell table:style-name="ce5" table:formula="of:=[.M7]*1000" office:value-type="float" office:value="15.009">
            <text:p>15,009</text:p>
          </table:table-cell>
          <table:table-cell table:style-name="ce5" table:formula="of:=[.N7]*1000" office:value-type="float" office:value="14.009">
            <text:p>14,009</text:p>
          </table:table-cell>
          <table:table-cell table:style-name="ce5" table:formula="of:=[.O7]*1000" office:value-type="float" office:value="13.011">
            <text:p>13,011</text:p>
          </table:table-cell>
          <table:table-cell table:style-name="ce5" table:formula="of:=[.P7]*1000" office:value-type="float" office:value="11.009">
            <text:p>11,009</text:p>
          </table:table-cell>
          <table:table-cell table:style-name="ce5" table:formula="of:=[.Q7]*1000" office:value-type="float" office:value="12.007">
            <text:p>12,007</text:p>
          </table:table-cell>
          <table:table-cell table:style-name="ce5" table:formula="of:=[.R7]*1000" office:value-type="float" office:value="12.008">
            <text:p>12,008</text:p>
          </table:table-cell>
          <table:table-cell table:style-name="ce5" table:formula="of:=[.S7]*1000" office:value-type="float" office:value="13.008">
            <text:p>13,008</text:p>
          </table:table-cell>
          <table:table-cell table:style-name="ce5" table:formula="of:=[.T7]*1000" office:value-type="float" office:value="12.007">
            <text:p>12,007</text:p>
          </table:table-cell>
          <table:table-cell table:style-name="ce5" table:formula="of:=[.U7]*1000" office:value-type="float" office:value="16.01">
            <text:p>16,01</text:p>
          </table:table-cell>
          <table:table-cell table:style-name="ce5" table:formula="of:=AVERAGE([.B8:.U8])" office:value-type="float" office:value="12.208">
            <text:p>12,208</text:p>
          </table:table-cell>
          <table:table-cell table:number-columns-repeated="1002"/>
        </table:table-row>
        <table:table-row table:style-name="ro2">
          <table:table-cell/>
          <table:table-cell table:style-name="ce4" office:value-type="string" table:number-columns-spanned="20" table:number-rows-spanned="1">
            <text:p>INSERT + REMOVE ENTITIES</text:p>
          </table:table-cell>
          <table:covered-table-cell table:number-columns-repeated="19" table:style-name="ce5"/>
          <table:table-cell table:style-name="ce5"/>
          <table:table-cell table:number-columns-repeated="1002"/>
        </table:table-row>
        <table:table-row table:style-name="ro3">
          <table:table-cell table:style-name="ce3" office:value-type="string">
            <text:p>Elapsed time (seconds)</text:p>
          </table:table-cell>
          <table:table-cell table:style-name="ce5" office:value-type="float" office:value="0.06004">
            <text:p>0,06004</text:p>
          </table:table-cell>
          <table:table-cell table:style-name="ce5" office:value-type="float" office:value="0.060039">
            <text:p>0,060039</text:p>
          </table:table-cell>
          <table:table-cell table:style-name="ce5" office:value-type="float" office:value="0.056037">
            <text:p>0,056037</text:p>
          </table:table-cell>
          <table:table-cell table:style-name="ce5" office:value-type="float" office:value="0.059039">
            <text:p>0,059039</text:p>
          </table:table-cell>
          <table:table-cell table:style-name="ce5" office:value-type="float" office:value="0.056038">
            <text:p>0,056038</text:p>
          </table:table-cell>
          <table:table-cell table:style-name="ce5" office:value-type="float" office:value="0.062041">
            <text:p>0,062041</text:p>
          </table:table-cell>
          <table:table-cell table:style-name="ce5" office:value-type="float" office:value="0.05904">
            <text:p>0,05904</text:p>
          </table:table-cell>
          <table:table-cell table:style-name="ce5" office:value-type="float" office:value="0.06004">
            <text:p>0,06004</text:p>
          </table:table-cell>
          <table:table-cell table:style-name="ce5" office:value-type="float" office:value="0.056036">
            <text:p>0,056036</text:p>
          </table:table-cell>
          <table:table-cell table:style-name="ce5" office:value-type="float" office:value="0.069045">
            <text:p>0,069045</text:p>
          </table:table-cell>
          <table:table-cell table:style-name="ce5" office:value-type="float" office:value="0.055037">
            <text:p>0,055037</text:p>
          </table:table-cell>
          <table:table-cell table:style-name="ce5" office:value-type="float" office:value="0.066044">
            <text:p>0,066044</text:p>
          </table:table-cell>
          <table:table-cell table:style-name="ce5" office:value-type="float" office:value="0.065043">
            <text:p>0,065043</text:p>
          </table:table-cell>
          <table:table-cell table:style-name="ce5" office:value-type="float" office:value="0.059039">
            <text:p>0,059039</text:p>
          </table:table-cell>
          <table:table-cell table:style-name="ce5" office:value-type="float" office:value="0.056037">
            <text:p>0,056037</text:p>
          </table:table-cell>
          <table:table-cell table:style-name="ce5" office:value-type="float" office:value="0.060041">
            <text:p>0,060041</text:p>
          </table:table-cell>
          <table:table-cell table:style-name="ce5" office:value-type="float" office:value="0.061041">
            <text:p>0,061041</text:p>
          </table:table-cell>
          <table:table-cell table:style-name="ce5" office:value-type="float" office:value="0.05904">
            <text:p>0,05904</text:p>
          </table:table-cell>
          <table:table-cell table:style-name="ce5" office:value-type="float" office:value="0.057038">
            <text:p>0,057038</text:p>
          </table:table-cell>
          <table:table-cell table:style-name="ce5" office:value-type="float" office:value="0.063042">
            <text:p>0,063042</text:p>
          </table:table-cell>
          <table:table-cell table:style-name="ce5" table:formula="of:=AVERAGE([.B10:.U10])" office:value-type="float" office:value="0.05993985">
            <text:p>0,05993985</text:p>
          </table:table-cell>
          <table:table-cell table:number-columns-repeated="1002"/>
        </table:table-row>
        <table:table-row table:style-name="ro2">
          <table:table-cell table:style-name="ce3" office:value-type="string">
            <text:p>Value</text:p>
          </table:table-cell>
          <table:table-cell table:style-name="ce5" table:formula="of:=[.B10]*1000" office:value-type="float" office:value="60.04">
            <text:p>60,04</text:p>
          </table:table-cell>
          <table:table-cell table:style-name="ce5" table:formula="of:=[.C10]*1000" office:value-type="float" office:value="60.039">
            <text:p>60,039</text:p>
          </table:table-cell>
          <table:table-cell table:style-name="ce5" table:formula="of:=[.D10]*1000" office:value-type="float" office:value="56.037">
            <text:p>56,037</text:p>
          </table:table-cell>
          <table:table-cell table:style-name="ce5" table:formula="of:=[.E10]*1000" office:value-type="float" office:value="59.039">
            <text:p>59,039</text:p>
          </table:table-cell>
          <table:table-cell table:style-name="ce5" table:formula="of:=[.F10]*1000" office:value-type="float" office:value="56.038">
            <text:p>56,038</text:p>
          </table:table-cell>
          <table:table-cell table:style-name="ce5" table:formula="of:=[.G10]*1000" office:value-type="float" office:value="62.041">
            <text:p>62,041</text:p>
          </table:table-cell>
          <table:table-cell table:style-name="ce5" table:formula="of:=[.H10]*1000" office:value-type="float" office:value="59.04">
            <text:p>59,04</text:p>
          </table:table-cell>
          <table:table-cell table:style-name="ce5" table:formula="of:=[.I10]*1000" office:value-type="float" office:value="60.04">
            <text:p>60,04</text:p>
          </table:table-cell>
          <table:table-cell table:style-name="ce5" table:formula="of:=[.J10]*1000" office:value-type="float" office:value="56.036">
            <text:p>56,036</text:p>
          </table:table-cell>
          <table:table-cell table:style-name="ce5" table:formula="of:=[.K10]*1000" office:value-type="float" office:value="69.045">
            <text:p>69,045</text:p>
          </table:table-cell>
          <table:table-cell table:style-name="ce5" table:formula="of:=[.L10]*1000" office:value-type="float" office:value="55.037">
            <text:p>55,037</text:p>
          </table:table-cell>
          <table:table-cell table:style-name="ce5" table:formula="of:=[.M10]*1000" office:value-type="float" office:value="66.044">
            <text:p>66,044</text:p>
          </table:table-cell>
          <table:table-cell table:style-name="ce5" table:formula="of:=[.N10]*1000" office:value-type="float" office:value="65.043">
            <text:p>65,043</text:p>
          </table:table-cell>
          <table:table-cell table:style-name="ce5" table:formula="of:=[.O10]*1000" office:value-type="float" office:value="59.039">
            <text:p>59,039</text:p>
          </table:table-cell>
          <table:table-cell table:style-name="ce5" table:formula="of:=[.P10]*1000" office:value-type="float" office:value="56.037">
            <text:p>56,037</text:p>
          </table:table-cell>
          <table:table-cell table:style-name="ce5" table:formula="of:=[.Q10]*1000" office:value-type="float" office:value="60.041">
            <text:p>60,041</text:p>
          </table:table-cell>
          <table:table-cell table:style-name="ce5" table:formula="of:=[.R10]*1000" office:value-type="float" office:value="61.041">
            <text:p>61,041</text:p>
          </table:table-cell>
          <table:table-cell table:style-name="ce5" table:formula="of:=[.S10]*1000" office:value-type="float" office:value="59.04">
            <text:p>59,04</text:p>
          </table:table-cell>
          <table:table-cell table:style-name="ce5" table:formula="of:=[.T10]*1000" office:value-type="float" office:value="57.038">
            <text:p>57,038</text:p>
          </table:table-cell>
          <table:table-cell table:style-name="ce5" table:formula="of:=[.U10]*1000" office:value-type="float" office:value="63.042">
            <text:p>63,042</text:p>
          </table:table-cell>
          <table:table-cell table:style-name="ce5" table:formula="of:=AVERAGE([.B11:.U11])" office:value-type="float" office:value="59.93985">
            <text:p>59,93985</text:p>
          </table:table-cell>
          <table:table-cell table:number-columns-repeated="1002"/>
        </table:table-row>
        <table:table-row table:style-name="ro2">
          <table:table-cell>
            <draw:frame table:end-cell-address="Feuille1.V43" table:end-x="2.19cm" table:end-y="0.231cm" draw:z-index="0" draw:style-name="gr1" draw:text-style-name="P1" svg:width="42.84cm" svg:height="13.942cm" svg:x="0.001cm" svg:y="0.289cm">
              <draw:object draw:notify-on-update-of-ranges="Feuille1.B2:Feuille1.U2 Feuille1.B3:Feuille1.B3 Feuille1.B5:Feuille1.U5 Feuille1.B6:Feuille1.B6 Feuille1.B8:Feuille1.U8 Feuille1.B9:Feuille1.B9 Feuille1.B11:Feuille1.U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38">
          <table:table-cell table:number-columns-repeated="1024"/>
        </table:table-row>
        <table:table-row table:style-name="ro2">
          <table:table-cell table:number-columns-repeated="14"/>
          <table:table-cell table:style-name="ce5"/>
          <table:table-cell table:number-columns-repeated="100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2.001cm" fo:page-height="32cm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25/04/2015</text:date>, <text:time>18:0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5T18:07:05.56</dc:date>
    <dc:creator>Florian Pisani</dc:creator>
    <meta:generator>OpenOffice/4.0.0$Win32 OpenOffice.org_project/400m3$Build-9702</meta:generator>
    <meta:editing-duration>P2DT11H9M59S</meta:editing-duration>
    <meta:editing-cycles>15</meta:editing-cycles>
    <meta:document-statistic meta:table-count="1" meta:cell-count="1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Tahoma" style:font-style-name="Normal" fo:font-size="16pt" fo:text-shadow="1pt 1pt" fo:font-weight="bold" style:font-size-asian="13pt" style:font-size-complex="13pt"/>
    </style:style>
    <style:style style:name="ch3" style:family="chart">
      <style:chart-properties chart:auto-position="true"/>
      <style:text-properties fo:font-family="Tahoma" style:font-style-name="Gras" fo:font-size="10pt" fo:text-shadow="1pt 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ahoma" style:font-style-name="Normal" fo:font-size="10pt" fo:text-shadow="1pt 1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Tahoma" style:font-style-name="Gras" fo:font-size="10pt" fo:text-shadow="1pt 1pt" fo:font-weight="bold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Tahoma" style:font-style-name="Gras" fo:font-size="10pt" fo:text-shadow="1pt 1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2.841cm" svg:height="13.943cm" xlink:href=".." xlink:type="simple" chart:class="chart:bar" chart:style-name="ch1">
        <chart:title svg:x="20.233cm" svg:y="0.413cm" chart:style-name="ch2">
          <text:p>[E]ntity</text:p>
        </chart:title>
        <chart:subtitle svg:x="20.073cm" svg:y="1.693cm" chart:style-name="ch3">
          <text:p>50 000 entities</text:p>
        </chart:subtitle>
        <chart:legend chart:legend-position="bottom" svg:x="15.655cm" svg:y="13.134cm" style:legend-expansion="wide" chart:style-name="ch4"/>
        <chart:plot-area chart:style-name="ch5" table:cell-range-address="Feuille1.B2:Feuille1.U2 Feuille1.B3:Feuille1.B3 Feuille1.B5:Feuille1.U5 Feuille1.B6:Feuille1.B6 Feuille1.B8:Feuille1.U8 Feuille1.B9:Feuille1.B9 Feuille1.B11:Feuille1.U11" chart:data-source-has-labels="both" svg:x="1.942cm" svg:y="2.884cm" svg:width="39.187cm" svg:height="8.916cm">
          <chartooo:coordinate-region svg:x="2.563cm" svg:y="3.096cm" svg:width="38.566cm" svg:height="8.031cm"/>
          <chart:axis chart:dimension="x" chart:name="primary-x" chart:style-name="ch6" chartooo:axis-type="auto">
            <chartooo:date-scale/>
            <chart:title svg:x="20.703cm" svg:y="12.079cm" chart:style-name="ch7">
              <text:p>Iteration</text:p>
            </chart:title>
            <chart:categories table:cell-range-address="Feuille1.B2:Feuille1.U2"/>
          </chart:axis>
          <chart:axis chart:dimension="y" chart:name="primary-y" chart:style-name="ch8">
            <chart:title svg:x="0.451cm" svg:y="7.883cm" chart:style-name="ch9">
              <text:p>Value</text:p>
            </chart:title>
            <chart:grid chart:style-name="ch10" chart:class="major"/>
          </chart:axis>
          <chart:series chart:style-name="ch11" chart:values-cell-range-address="Feuille1.B5:Feuille1.U5" chart:label-cell-address="Feuille1.B3:Feuille1.B3" chart:class="chart:bar">
            <chart:data-point chart:repeated="20"/>
          </chart:series>
          <chart:series chart:style-name="ch12" chart:values-cell-range-address="Feuille1.B8:Feuille1.U8" chart:label-cell-address="Feuille1.B6:Feuille1.B6" chart:class="chart:bar">
            <chart:data-point chart:repeated="20"/>
          </chart:series>
          <chart:series chart:style-name="ch13" chart:values-cell-range-address="Feuille1.B11:Feuille1.U11" chart:label-cell-address="Feuille1.B9:Feuille1.B9" chart:class="chart:ba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Feuille1.B2:Feuille1.U2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6</text:p>
              </table:table-cell>
              <table:table-cell office:value-type="string">
                <text:p>#7</text:p>
              </table:table-cell>
              <table:table-cell office:value-type="string">
                <text:p>#8</text:p>
              </table:table-cell>
              <table:table-cell office:value-type="string">
                <text:p>#9</text:p>
              </table:table-cell>
              <table:table-cell office:value-type="string">
                <text:p>#10</text:p>
              </table:table-cell>
              <table:table-cell office:value-type="string">
                <text:p>#11</text:p>
              </table:table-cell>
              <table:table-cell office:value-type="string">
                <text:p>#12</text:p>
              </table:table-cell>
              <table:table-cell office:value-type="string">
                <text:p>#13</text:p>
              </table:table-cell>
              <table:table-cell office:value-type="string">
                <text:p>#14</text:p>
              </table:table-cell>
              <table:table-cell office:value-type="string">
                <text:p>#15</text:p>
              </table:table-cell>
              <table:table-cell office:value-type="string">
                <text:p>#16</text:p>
              </table:table-cell>
              <table:table-cell office:value-type="string">
                <text:p>#17</text:p>
              </table:table-cell>
              <table:table-cell office:value-type="string">
                <text:p>#18</text:p>
              </table:table-cell>
              <table:table-cell office:value-type="string">
                <text:p>#19</text:p>
              </table:table-cell>
              <table:table-cell office:value-type="string">
                <text:p>#20</text:p>
              </table:table-cell>
            </table:table-row>
          </table:table-header-rows>
          <table:table-rows>
            <table:table-row>
              <table:table-cell office:value-type="string">
                <text:p>INSERT ENTITIES</text:p>
                <draw:g>
                  <svg:desc>Feuille1.B3:Feuille1.B3</svg:desc>
                </draw:g>
              </table:table-cell>
              <table:table-cell office:value-type="float" office:value="51.034">
                <text:p>51.034</text:p>
                <draw:g>
                  <svg:desc>Feuille1.B5:Feuille1.U5</svg:desc>
                </draw:g>
              </table:table-cell>
              <table:table-cell office:value-type="float" office:value="48.032">
                <text:p>48.032</text:p>
              </table:table-cell>
              <table:table-cell office:value-type="float" office:value="47.033">
                <text:p>47.033</text:p>
              </table:table-cell>
              <table:table-cell office:value-type="float" office:value="50.033">
                <text:p>50.033</text:p>
              </table:table-cell>
              <table:table-cell office:value-type="float" office:value="50.032">
                <text:p>50.032</text:p>
              </table:table-cell>
              <table:table-cell office:value-type="float" office:value="50.033">
                <text:p>50.033</text:p>
              </table:table-cell>
              <table:table-cell office:value-type="float" office:value="46.031">
                <text:p>46.031</text:p>
              </table:table-cell>
              <table:table-cell office:value-type="float" office:value="46.031">
                <text:p>46.031</text:p>
              </table:table-cell>
              <table:table-cell office:value-type="float" office:value="48.025">
                <text:p>48.025</text:p>
              </table:table-cell>
              <table:table-cell office:value-type="float" office:value="53.035">
                <text:p>53.035</text:p>
              </table:table-cell>
              <table:table-cell office:value-type="float" office:value="54.037">
                <text:p>54.037</text:p>
              </table:table-cell>
              <table:table-cell office:value-type="float" office:value="53.035">
                <text:p>53.035</text:p>
              </table:table-cell>
              <table:table-cell office:value-type="float" office:value="48.031">
                <text:p>48.031</text:p>
              </table:table-cell>
              <table:table-cell office:value-type="float" office:value="49.034">
                <text:p>49.034</text:p>
              </table:table-cell>
              <table:table-cell office:value-type="float" office:value="56.036">
                <text:p>56.036</text:p>
              </table:table-cell>
              <table:table-cell office:value-type="float" office:value="46.03">
                <text:p>46.03</text:p>
              </table:table-cell>
              <table:table-cell office:value-type="float" office:value="47.031">
                <text:p>47.031</text:p>
              </table:table-cell>
              <table:table-cell office:value-type="float" office:value="48.032">
                <text:p>48.032</text:p>
              </table:table-cell>
              <table:table-cell office:value-type="float" office:value="47.03">
                <text:p>47.03</text:p>
              </table:table-cell>
              <table:table-cell office:value-type="float" office:value="55.037">
                <text:p>55.037</text:p>
              </table:table-cell>
            </table:table-row>
            <table:table-row>
              <table:table-cell office:value-type="string">
                <text:p>REMOVE ENTITIES</text:p>
                <draw:g>
                  <svg:desc>Feuille1.B6:Feuille1.B6</svg:desc>
                </draw:g>
              </table:table-cell>
              <table:table-cell office:value-type="float" office:value="11.008">
                <text:p>11.008</text:p>
                <draw:g>
                  <svg:desc>Feuille1.B8:Feuille1.U8</svg:desc>
                </draw:g>
              </table:table-cell>
              <table:table-cell office:value-type="float" office:value="12.009">
                <text:p>12.009</text:p>
              </table:table-cell>
              <table:table-cell office:value-type="float" office:value="12.008">
                <text:p>12.008</text:p>
              </table:table-cell>
              <table:table-cell office:value-type="float" office:value="11.007">
                <text:p>11.007</text:p>
              </table:table-cell>
              <table:table-cell office:value-type="float" office:value="11.007">
                <text:p>11.007</text:p>
              </table:table-cell>
              <table:table-cell office:value-type="float" office:value="11.007">
                <text:p>11.007</text:p>
              </table:table-cell>
              <table:table-cell office:value-type="float" office:value="11.008">
                <text:p>11.008</text:p>
              </table:table-cell>
              <table:table-cell office:value-type="float" office:value="11.003">
                <text:p>11.003</text:p>
              </table:table-cell>
              <table:table-cell office:value-type="float" office:value="11.008">
                <text:p>11.008</text:p>
              </table:table-cell>
              <table:table-cell office:value-type="float" office:value="14.01">
                <text:p>14.01</text:p>
              </table:table-cell>
              <table:table-cell office:value-type="float" office:value="11.007">
                <text:p>11.007</text:p>
              </table:table-cell>
              <table:table-cell office:value-type="float" office:value="15.009">
                <text:p>15.009</text:p>
              </table:table-cell>
              <table:table-cell office:value-type="float" office:value="14.009">
                <text:p>14.009</text:p>
              </table:table-cell>
              <table:table-cell office:value-type="float" office:value="13.011">
                <text:p>13.011</text:p>
              </table:table-cell>
              <table:table-cell office:value-type="float" office:value="11.009">
                <text:p>11.009</text:p>
              </table:table-cell>
              <table:table-cell office:value-type="float" office:value="12.007">
                <text:p>12.007</text:p>
              </table:table-cell>
              <table:table-cell office:value-type="float" office:value="12.008">
                <text:p>12.008</text:p>
              </table:table-cell>
              <table:table-cell office:value-type="float" office:value="13.008">
                <text:p>13.008</text:p>
              </table:table-cell>
              <table:table-cell office:value-type="float" office:value="12.007">
                <text:p>12.007</text:p>
              </table:table-cell>
              <table:table-cell office:value-type="float" office:value="16.01">
                <text:p>16.01</text:p>
              </table:table-cell>
            </table:table-row>
            <table:table-row>
              <table:table-cell office:value-type="string">
                <text:p>INSERT + REMOVE ENTITIES</text:p>
                <draw:g>
                  <svg:desc>Feuille1.B9:Feuille1.B9</svg:desc>
                </draw:g>
              </table:table-cell>
              <table:table-cell office:value-type="float" office:value="60.04">
                <text:p>60.04</text:p>
                <draw:g>
                  <svg:desc>Feuille1.B11:Feuille1.U11</svg:desc>
                </draw:g>
              </table:table-cell>
              <table:table-cell office:value-type="float" office:value="60.039">
                <text:p>60.039</text:p>
              </table:table-cell>
              <table:table-cell office:value-type="float" office:value="56.037">
                <text:p>56.037</text:p>
              </table:table-cell>
              <table:table-cell office:value-type="float" office:value="59.039">
                <text:p>59.039</text:p>
              </table:table-cell>
              <table:table-cell office:value-type="float" office:value="56.038">
                <text:p>56.038</text:p>
              </table:table-cell>
              <table:table-cell office:value-type="float" office:value="62.041">
                <text:p>62.041</text:p>
              </table:table-cell>
              <table:table-cell office:value-type="float" office:value="59.04">
                <text:p>59.04</text:p>
              </table:table-cell>
              <table:table-cell office:value-type="float" office:value="60.04">
                <text:p>60.04</text:p>
              </table:table-cell>
              <table:table-cell office:value-type="float" office:value="56.036">
                <text:p>56.036</text:p>
              </table:table-cell>
              <table:table-cell office:value-type="float" office:value="69.045">
                <text:p>69.045</text:p>
              </table:table-cell>
              <table:table-cell office:value-type="float" office:value="55.037">
                <text:p>55.037</text:p>
              </table:table-cell>
              <table:table-cell office:value-type="float" office:value="66.044">
                <text:p>66.044</text:p>
              </table:table-cell>
              <table:table-cell office:value-type="float" office:value="65.043">
                <text:p>65.043</text:p>
              </table:table-cell>
              <table:table-cell office:value-type="float" office:value="59.039">
                <text:p>59.039</text:p>
              </table:table-cell>
              <table:table-cell office:value-type="float" office:value="56.037">
                <text:p>56.037</text:p>
              </table:table-cell>
              <table:table-cell office:value-type="float" office:value="60.041">
                <text:p>60.041</text:p>
              </table:table-cell>
              <table:table-cell office:value-type="float" office:value="61.041">
                <text:p>61.041</text:p>
              </table:table-cell>
              <table:table-cell office:value-type="float" office:value="59.04">
                <text:p>59.04</text:p>
              </table:table-cell>
              <table:table-cell office:value-type="float" office:value="57.038">
                <text:p>57.038</text:p>
              </table:table-cell>
              <table:table-cell office:value-type="float" office:value="63.042">
                <text:p>63.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